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officeooo:rsid="001669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******************<text:span text:style-name="T1">CLASS BILL********************</text:span></text:p>
      <text:p text:style-name="Standard"/>
      <text:p text:style-name="Standard">public class Bill{</text:p>
      <text:p text:style-name="Standard"><text:tab/>public static <text:s/>int rate = 5;</text:p>
      <text:p text:style-name="Standard"><text:tab/>private boolean paid=false;</text:p>
      <text:p text:style-name="Standard"/>
      <text:p text:style-name="Standard"><text:tab/>public int calculateBill(int familyID){</text:p>
      <text:p text:style-name="Standard"><text:tab/><text:tab/>Records r1 = new Records();</text:p>
      <text:p text:style-name="Standard"><text:tab/><text:tab/>int r = r1.getAmount(familyID);</text:p>
      <text:p text:style-name="Standard"><text:tab/><text:tab/>if (!paid)</text:p>
      <text:p text:style-name="Standard"><text:tab/><text:tab/><text:tab/>return rate*r;</text:p>
      <text:p text:style-name="Standard"><text:tab/><text:tab/>else </text:p>
      <text:p text:style-name="Standard"><text:tab/><text:tab/><text:tab/>return 0;</text:p>
      <text:p text:style-name="Standard"><text:tab/>}</text:p>
      <text:p text:style-name="Standard"/>
      <text:p text:style-name="Standard"><text:tab/>public void payBill(int familyID){</text:p>
      <text:p text:style-name="Standard"><text:tab/><text:tab/>System.out.println("Rate is "+rate+" per unit of water");</text:p>
      <text:p text:style-name="Standard"><text:tab/><text:tab/>System.out.println("Bill paid "+calculateBill(familyID));</text:p>
      <text:p text:style-name="Standard"><text:tab/><text:tab/>this.paid =true;</text:p>
      <text:p text:style-name="Standard"><text:tab/>}</text:p>
      <text:p text:style-name="Standard"><text:tab/>public void setPaid()</text:p>
      <text:p text:style-name="Standard"><text:tab/>{</text:p>
      <text:p text:style-name="Standard"><text:tab/><text:tab/>paid=false;</text:p>
      <text:p text:style-name="Standard"><text:tab/>}</text:p>
      <text:p text:style-name="Standard">}</text:p>
      <text:p text:style-name="Standard"/>
      <text:p text:style-name="Standard">**********************<text:span text:style-name="T1">CLASS COM PLAINT*****************</text:span></text:p>
      <text:p text:style-name="Standard">import java.util.*;</text:p>
      <text:p text:style-name="Standard">import java.lang.*;</text:p>
      <text:p text:style-name="Standard"/>
      <text:p text:style-name="Standard">public class Complaint{</text:p>
      <text:p text:style-name="Standard"><text:tab/>public static int count=1;</text:p>
      <text:p text:style-name="Standard"><text:tab/>private int id;</text:p>
      <text:p text:style-name="Standard"><text:tab/>private<text:tab/>String status;</text:p>
      <text:p text:style-name="Standard"><text:tab/>private<text:tab/>String compl;</text:p>
      <text:p text:style-name="Standard"><text:tab/>private<text:tab/>Boolean solvingOrNot;</text:p>
      <text:p text:style-name="Standard"/>
      <text:p text:style-name="Standard"><text:tab/>public Complaint(String s){</text:p>
      <text:p text:style-name="Standard"><text:tab/><text:tab/>this.compl = s; </text:p>
      <text:p text:style-name="Standard"><text:tab/><text:tab/>Random r=new Random();</text:p>
      <text:p text:style-name="Standard"><text:tab/><text:tab/>id=Math.abs(r.nextInt()%10000);</text:p>
      <text:p text:style-name="Standard"><text:tab/><text:tab/>solvingOrNot=false;</text:p>
      <text:p text:style-name="Standard"><text:tab/><text:tab/>status="Not Resolved";</text:p>
      <text:p text:style-name="Standard"><text:tab/>}</text:p>
      <text:p text:style-name="Standard"><text:tab/>public void update(String status,Boolean b){</text:p>
      <text:p text:style-name="Standard"><text:tab/><text:tab/>this.status = status;</text:p>
      <text:p text:style-name="Standard"><text:tab/><text:tab/>solvingOrNot=b;</text:p>
      <text:p text:style-name="Standard"><text:tab/>}</text:p>
      <text:p text:style-name="Standard"><text:tab/>public int getID()</text:p>
      <text:p text:style-name="Standard"><text:tab/>{</text:p>
      <text:p text:style-name="Standard"><text:tab/><text:tab/>return id;</text:p>
      <text:p text:style-name="Standard"><text:tab/>}</text:p>
      <text:p text:style-name="Standard"><text:soft-page-break/><text:tab/>public String getComplaint(){</text:p>
      <text:p text:style-name="Standard"><text:tab/><text:tab/>return this.compl;</text:p>
      <text:p text:style-name="Standard"><text:tab/>}</text:p>
      <text:p text:style-name="Standard"><text:tab/>public void print()</text:p>
      <text:p text:style-name="Standard"><text:tab/>{</text:p>
      <text:p text:style-name="Standard"><text:tab/><text:tab/>System.out.println("Complaint ID is "+id);</text:p>
      <text:p text:style-name="Standard"><text:tab/><text:tab/>System.out.println("Complaint is "+compl);</text:p>
      <text:p text:style-name="Standard"><text:tab/><text:tab/>System.out.println("Complaint status is "+status);</text:p>
      <text:p text:style-name="Standard"><text:tab/><text:tab/>if (solvingOrNot)</text:p>
      <text:p text:style-name="Standard"><text:tab/><text:tab/>System.out.println("Solved");</text:p>
      <text:p text:style-name="Standard"><text:tab/><text:tab/>else</text:p>
      <text:p text:style-name="Standard"><text:tab/><text:tab/>System.out.println("Not Solved");</text:p>
      <text:p text:style-name="Standard"><text:tab/>}</text:p>
      <text:p text:style-name="Standard"><text:tab/>public Boolean getSolvingOrNot(){</text:p>
      <text:p text:style-name="Standard"><text:tab/><text:tab/>return this.solvingOrNot;</text:p>
      <text:p text:style-name="Standard"><text:tab/>}</text:p>
      <text:p text:style-name="Standard"><text:tab/></text:p>
      <text:p text:style-name="Standard">}</text:p>
      <text:p text:style-name="Standard"/>
      <text:p text:style-name="Standard">***************************<text:span text:style-name="T1">CLASS RESIDENT****************</text:span></text:p>
      <text:p text:style-name="Standard">public class Resident{</text:p>
      <text:p text:style-name="Standard"><text:tab/>private String name;</text:p>
      <text:p text:style-name="Standard"><text:tab/>private long phoneNo;</text:p>
      <text:p text:style-name="Standard"><text:tab/>private String email;</text:p>
      <text:p text:style-name="Standard"/>
      <text:p text:style-name="Standard"><text:tab/>public void setName(String s){</text:p>
      <text:p text:style-name="Standard"><text:tab/><text:tab/>this.name = s;</text:p>
      <text:p text:style-name="Standard"><text:tab/>}</text:p>
      <text:p text:style-name="Standard"/>
      <text:p text:style-name="Standard"><text:tab/>public String getName(){</text:p>
      <text:p text:style-name="Standard"><text:tab/><text:tab/>return this.name;</text:p>
      <text:p text:style-name="Standard"><text:tab/>}</text:p>
      <text:p text:style-name="Standard"/>
      <text:p text:style-name="Standard"><text:tab/>public void setPhoneNo(long s){</text:p>
      <text:p text:style-name="Standard"><text:tab/><text:tab/>this.phoneNo = s;</text:p>
      <text:p text:style-name="Standard"><text:tab/>}</text:p>
      <text:p text:style-name="Standard"/>
      <text:p text:style-name="Standard"><text:tab/>public long getPhoneNo(){</text:p>
      <text:p text:style-name="Standard"><text:tab/><text:tab/>return this.phoneNo;</text:p>
      <text:p text:style-name="Standard"><text:tab/>}</text:p>
      <text:p text:style-name="Standard"/>
      <text:p text:style-name="Standard"><text:tab/>public void setEmail(String e){</text:p>
      <text:p text:style-name="Standard"><text:tab/><text:tab/>this.email = e;</text:p>
      <text:p text:style-name="Standard"><text:tab/>}</text:p>
      <text:p text:style-name="Standard"><text:tab/></text:p>
      <text:p text:style-name="Standard"><text:tab/>public String getEmail(){</text:p>
      <text:p text:style-name="Standard"><text:tab/><text:tab/>return this.email;</text:p>
      <text:p text:style-name="Standard"><text:tab/>}</text:p>
      <text:p text:style-name="Standard"/>
      <text:p text:style-name="Standard"><text:tab/>public Resident(String n,long p,String e){</text:p>
      <text:p text:style-name="Standard"><text:tab/><text:tab/>name = n;</text:p>
      <text:p text:style-name="Standard"><text:tab/><text:tab/>phoneNo = p;</text:p>
      <text:p text:style-name="Standard"><text:soft-page-break/><text:tab/><text:tab/>email = e;</text:p>
      <text:p text:style-name="Standard"/>
      <text:p text:style-name="Standard"><text:tab/>}</text:p>
      <text:p text:style-name="Standard"/>
      <text:p text:style-name="Standard"><text:tab/>public void update(String n,long p,String e){</text:p>
      <text:p text:style-name="Standard"><text:tab/><text:tab/>this.name = n;</text:p>
      <text:p text:style-name="Standard"><text:tab/><text:tab/>this.phoneNo = p;</text:p>
      <text:p text:style-name="Standard"><text:tab/><text:tab/>this.email = e;</text:p>
      <text:p text:style-name="Standard"><text:tab/>}</text:p>
      <text:p text:style-name="Standard"/>
      <text:p text:style-name="Standard"/>
      <text:p text:style-name="Standard">}</text:p>
      <text:p text:style-name="Standard"/>
      <text:p text:style-name="Standard">*********************<text:span text:style-name="T1">CLASS EMPLOYEE*******************</text:span></text:p>
      <text:p text:style-name="Standard">import java.util.Scanner;</text:p>
      <text:p text:style-name="Standard"/>
      <text:p text:style-name="Standard">public class Employee</text:p>
      <text:p text:style-name="Standard">{</text:p>
      <text:p text:style-name="Standard"><text:s text:c="4"/>private int id;</text:p>
      <text:p text:style-name="Standard"><text:s text:c="4"/>public Employee()</text:p>
      <text:p text:style-name="Standard"><text:s text:c="4"/>{</text:p>
      <text:p text:style-name="Standard"><text:s text:c="8"/>id=10001;</text:p>
      <text:p text:style-name="Standard"><text:s text:c="4"/>}</text:p>
      <text:p text:style-name="Standard"><text:s text:c="4"/>public int getID()</text:p>
      <text:p text:style-name="Standard"><text:s text:c="4"/>{</text:p>
      <text:p text:style-name="Standard"><text:s text:c="8"/>return id;</text:p>
      <text:p text:style-name="Standard"><text:s text:c="4"/>}</text:p>
      <text:p text:style-name="Standard"><text:s text:c="4"/>public void viewComplaint(Complaint obj)</text:p>
      <text:p text:style-name="Standard"><text:s text:c="4"/>{</text:p>
      <text:p text:style-name="Standard"><text:s text:c="8"/>System.out.println("Complaint ID is "+obj.getID());</text:p>
      <text:p text:style-name="Standard"><text:s text:c="8"/>System.out.println("Complaint is "+obj.getComplaint());</text:p>
      <text:p text:style-name="Standard"><text:s text:c="4"/>}</text:p>
      <text:p text:style-name="Standard"><text:s text:c="4"/>public void updateComplaint(Complaint obj)</text:p>
      <text:p text:style-name="Standard"><text:s text:c="4"/>{</text:p>
      <text:p text:style-name="Standard"><text:s text:c="8"/>Scanner sc1=new Scanner(System.in);</text:p>
      <text:p text:style-name="Standard"><text:s text:c="8"/>System.out.println("Enter the new status of complaint");</text:p>
      <text:p text:style-name="Standard"><text:s text:c="8"/>String s=sc1.nextLine();</text:p>
      <text:p text:style-name="Standard"><text:s text:c="8"/>System.out.println("Enter Y if complaint is resolved , else N");</text:p>
      <text:p text:style-name="Standard"><text:s text:c="8"/>String s2=sc1.nextLine();</text:p>
      <text:p text:style-name="Standard"><text:s text:c="8"/>boolean b=false;</text:p>
      <text:p text:style-name="Standard"><text:s text:c="8"/>if (s2.trim().equalsIgnoreCase("Y"))</text:p>
      <text:p text:style-name="Standard"><text:s text:c="8"/>b=true;</text:p>
      <text:p text:style-name="Standard"><text:s text:c="8"/>else if (s2.trim().equalsIgnoreCase("N"))</text:p>
      <text:p text:style-name="Standard"><text:s text:c="8"/>b=false;</text:p>
      <text:p text:style-name="Standard"><text:s text:c="8"/>obj.update(s, b);</text:p>
      <text:p text:style-name="Standard"><text:s text:c="4"/>}</text:p>
      <text:p text:style-name="Standard">}</text:p>
      <text:p text:style-name="Standard"/>
      <text:p text:style-name="Standard">*************************<text:span text:style-name="T1">CLASS RECORDS**************</text:span></text:p>
      <text:p text:style-name="Standard">import java.util.ArrayList;</text:p>
      <text:p text:style-name="Standard"/>
      <text:p text:style-name="Standard">public class Records</text:p>
      <text:p text:style-name="Standard"><text:soft-page-break/>{</text:p>
      <text:p text:style-name="Standard"><text:s text:c="4"/>private static ArrayList&lt;ArrayList&lt;Integer&gt;&gt; rec=new ArrayList&lt;ArrayList&lt;Integer&gt;&gt;();</text:p>
      <text:p text:style-name="Standard"><text:s text:c="4"/>public void addData(int familyID,int day,int amount)</text:p>
      <text:p text:style-name="Standard"><text:s text:c="4"/>{</text:p>
      <text:p text:style-name="Standard"><text:s text:c="8"/>if (rec.size()&lt;familyID)</text:p>
      <text:p text:style-name="Standard"><text:s text:c="8"/>{</text:p>
      <text:p text:style-name="Standard"><text:s text:c="12"/>rec.add(new ArrayList&lt;Integer&gt;());</text:p>
      <text:p text:style-name="Standard"><text:s text:c="12"/>for (int i=0;i&lt;30;i++)</text:p>
      <text:p text:style-name="Standard"><text:s text:c="12"/>rec.get(rec.size()-1).add(0);</text:p>
      <text:p text:style-name="Standard"><text:s text:c="12"/>rec.get(rec.size()-1).set(day,amount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rec.get(familyID-1).set(day,amount);</text:p>
      <text:p text:style-name="Standard"><text:s text:c="8"/>}</text:p>
      <text:p text:style-name="Standard"><text:s text:c="4"/>}</text:p>
      <text:p text:style-name="Standard"><text:s text:c="4"/>public void printData(int familyID)</text:p>
      <text:p text:style-name="Standard"><text:s text:c="4"/>{</text:p>
      <text:p text:style-name="Standard"><text:s text:c="8"/>System.out.println("For family with familyID "+familyID);</text:p>
      <text:p text:style-name="Standard"><text:s text:c="8"/>for (int i=0;i&lt;30;i++)</text:p>
      <text:p text:style-name="Standard"><text:s text:c="8"/>{</text:p>
      <text:p text:style-name="Standard"><text:s text:c="12"/>System.out.print("At day "+(i+1)+" water consumption was "+rec.get(familyID-1).get(i));</text:p>
      <text:p text:style-name="Standard"><text:s text:c="12"/>mailSend(familyID,i);</text:p>
      <text:p text:style-name="Standard"><text:s text:c="12"/>System.out.print("\n");</text:p>
      <text:p text:style-name="Standard"><text:s text:c="8"/>}</text:p>
      <text:p text:style-name="Standard"><text:s text:c="8"/>System.out.println("Total water consumption in the month is "+getAmount(familyID));</text:p>
      <text:p text:style-name="Standard"><text:s text:c="4"/>}</text:p>
      <text:p text:style-name="Standard"><text:s text:c="4"/>public int getAmount(int familyID)</text:p>
      <text:p text:style-name="Standard"><text:s text:c="4"/>{</text:p>
      <text:p text:style-name="Standard"><text:s text:c="8"/>int a=0;</text:p>
      <text:p text:style-name="Standard"><text:s text:c="8"/>for (int i=0;i&lt;30;i++)</text:p>
      <text:p text:style-name="Standard"><text:s text:c="8"/>a+=rec.get(familyID-1).get(i);</text:p>
      <text:p text:style-name="Standard"><text:s text:c="8"/>return a;</text:p>
      <text:p text:style-name="Standard"><text:s text:c="4"/>}</text:p>
      <text:p text:style-name="Standard"><text:s text:c="4"/>public void mailSend(int familyID,int day)</text:p>
      <text:p text:style-name="Standard"><text:s text:c="4"/>{</text:p>
      <text:p text:style-name="Standard"><text:s text:c="8"/>{ <text:s text:c="2"/>if((rec.get(familyID-1).get(day))&gt;(getAmount(familyID)/30.0)){</text:p>
      <text:p text:style-name="Standard"><text:s text:c="20"/>System.out.print(" <text:s text:c="9"/>your water limit has exceeded than your monthly average");</text:p>
      <text:p text:style-name="Standard"><text:s text:c="16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**********************<text:span text:style-name="T1">CLASS PORTAL**************</text:span></text:p>
      <text:p text:style-name="Standard">import java.util.*;</text:p>
      <text:p text:style-name="Standard"/>
      <text:p text:style-name="Standard">public class Portal</text:p>
      <text:p text:style-name="Standard">{</text:p>
      <text:p text:style-name="Standard"><text:s text:c="4"/>public static void main(String args[])</text:p>
      <text:p text:style-name="Standard"><text:s text:c="4"/>{</text:p>
      <text:p text:style-name="Standard"><text:s text:c="8"/>Scanner sc=new Scanner(System.in);</text:p>
      <text:p text:style-name="Standard"><text:s text:c="8"/>ArrayList&lt;Family&gt; fam=new ArrayList&lt;Family&gt;();</text:p>
      <text:p text:style-name="Standard"><text:soft-page-break/><text:s text:c="8"/>Employee e1=new Employee();</text:p>
      <text:p text:style-name="Standard"><text:s text:c="8"/>String s="1";</text:p>
      <text:p text:style-name="Standard"><text:s text:c="8"/>while (s.trim().equals("1") || s.trim().equals("2") || s.trim().equals("3"))</text:p>
      <text:p text:style-name="Standard"><text:s text:c="8"/>{</text:p>
      <text:p text:style-name="Standard"><text:s text:c="12"/>System.out.println("\n\n\nWelcome to Water Management Portal");</text:p>
      <text:p text:style-name="Standard"><text:s text:c="12"/>System.out.println("Enter 1 to log in, 2 to register, 3 to login as employee and anything else to exit");</text:p>
      <text:p text:style-name="Standard"><text:s text:c="12"/>s=sc.nextLine();</text:p>
      <text:p text:style-name="Standard"><text:s text:c="12"/>if ((s.trim()).equals("1"))</text:p>
      <text:p text:style-name="Standard"><text:s text:c="12"/>{</text:p>
      <text:p text:style-name="Standard"><text:s text:c="16"/>if (fam.size()&gt;0)</text:p>
      <text:p text:style-name="Standard"><text:s text:c="16"/>{</text:p>
      <text:p text:style-name="Standard"><text:s text:c="20"/>System.out.println("Enter familyID");</text:p>
      <text:p text:style-name="Standard"><text:s text:c="20"/>int n=Integer.parseInt(sc.nextLine());</text:p>
      <text:p text:style-name="Standard"><text:s text:c="20"/>System.out.println("Enter password");</text:p>
      <text:p text:style-name="Standard"><text:s text:c="20"/>String p=sc.nextLine();</text:p>
      <text:p text:style-name="Standard"><text:s text:c="20"/>for (int i=0;i&lt;fam.size();i++)</text:p>
      <text:p text:style-name="Standard"><text:s text:c="20"/>{</text:p>
      <text:p text:style-name="Standard"><text:s text:c="24"/>if (n==fam.get(i).getFamilyID() &amp;&amp; p.equals(fam.get(i).getPass()))</text:p>
      <text:p text:style-name="Standard"><text:s text:c="24"/>{</text:p>
      <text:p text:style-name="Standard"><text:s text:c="28"/>int x=1;</text:p>
      <text:p text:style-name="Standard"><text:s text:c="28"/>while (x&gt;=1 &amp;&amp; x&lt;=9)</text:p>
      <text:p text:style-name="Standard"><text:s text:c="28"/>{</text:p>
      <text:p text:style-name="Standard"><text:s text:c="32"/>System.out.println("\n\nEnter 1 to see water consumption data");</text:p>
      <text:p text:style-name="Standard"><text:s text:c="32"/>System.out.println("Enter 2 to see bill");</text:p>
      <text:p text:style-name="Standard"><text:s text:c="32"/>System.out.println("Enter 3 to pay bill");</text:p>
      <text:p text:style-name="Standard"><text:s text:c="32"/>System.out.println("Enter 4 to see User data");</text:p>
      <text:p text:style-name="Standard"><text:s text:c="32"/>System.out.println("Enter 5 to generate complaint");</text:p>
      <text:p text:style-name="Standard"><text:s text:c="32"/>System.out.println("Enter 6 to see status of complaint");</text:p>
      <text:p text:style-name="Standard"><text:s text:c="32"/>System.out.println("Enter 7 to update details");</text:p>
      <text:p text:style-name="Standard"><text:s text:c="32"/>System.out.println("Enter 8 to add resident");</text:p>
      <text:p text:style-name="Standard"><text:s text:c="32"/>System.out.println("Enter 9 to fast forward one month");</text:p>
      <text:p text:style-name="Standard"><text:s text:c="32"/>System.out.println("Enter any other number to log out");</text:p>
      <text:p text:style-name="Standard"><text:s text:c="32"/>x=Integer.parseInt(sc.nextLine());</text:p>
      <text:p text:style-name="Standard"><text:s text:c="32"/>switch(x)</text:p>
      <text:p text:style-name="Standard"><text:s text:c="32"/>{</text:p>
      <text:p text:style-name="Standard"><text:s text:c="36"/>case 1:</text:p>
      <text:p text:style-name="Standard"><text:s text:c="36"/>fam.get(n-1).seeRecord();</text:p>
      <text:p text:style-name="Standard"><text:s text:c="36"/>break;</text:p>
      <text:p text:style-name="Standard"><text:s text:c="36"/>case 2:</text:p>
      <text:p text:style-name="Standard"><text:s text:c="36"/>fam.get(n-1).seeBill();</text:p>
      <text:p text:style-name="Standard"><text:s text:c="36"/>break;</text:p>
      <text:p text:style-name="Standard"><text:s text:c="36"/>case 3:</text:p>
      <text:p text:style-name="Standard"><text:s text:c="36"/>fam.get(n-1).payBill();</text:p>
      <text:p text:style-name="Standard"><text:s text:c="36"/>break;</text:p>
      <text:p text:style-name="Standard"><text:s text:c="36"/>case 4:</text:p>
      <text:p text:style-name="Standard"><text:s text:c="36"/>fam.get(n-1).print();</text:p>
      <text:p text:style-name="Standard"><text:s text:c="36"/>break;</text:p>
      <text:p text:style-name="Standard"><text:s text:c="36"/>case 5:</text:p>
      <text:p text:style-name="Standard"><text:s text:c="36"/>System.out.println("Enter complaint");</text:p>
      <text:p text:style-name="Standard"><text:s text:c="36"/>String c=sc.nextLine();</text:p>
      <text:p text:style-name="Standard"><text:s text:c="36"/>fam.get(n-1).complaintAdd(c);</text:p>
      <text:p text:style-name="Standard"><text:soft-page-break/><text:s text:c="36"/>break;</text:p>
      <text:p text:style-name="Standard"><text:s text:c="36"/>case 6:</text:p>
      <text:p text:style-name="Standard"><text:s text:c="36"/>System.out.println("Status of the complaint(s) is/are");</text:p>
      <text:p text:style-name="Standard"><text:s text:c="36"/>fam.get(n-1).checkComplaint();</text:p>
      <text:p text:style-name="Standard"><text:s text:c="36"/>break;</text:p>
      <text:p text:style-name="Standard"><text:s text:c="36"/>case 7:</text:p>
      <text:p text:style-name="Standard"><text:s text:c="36"/>System.out.println("Enter address of house");</text:p>
      <text:p text:style-name="Standard"><text:s text:c="36"/>String a=sc.nextLine();</text:p>
      <text:p text:style-name="Standard"><text:s text:c="36"/>fam.get(n-1).setAddress(a);</text:p>
      <text:p text:style-name="Standard"><text:s text:c="36"/>for (int j=0;j&lt;fam.get(i).noOfResidents();j++)</text:p>
      <text:p text:style-name="Standard"><text:s text:c="36"/>{</text:p>
      <text:p text:style-name="Standard"><text:s text:c="40"/>System.out.println("For resident "+fam.get(n-1).getResidentName(j));</text:p>
      <text:p text:style-name="Standard"><text:s text:c="40"/>System.out.println("Enter name");</text:p>
      <text:p text:style-name="Standard"><text:s text:c="40"/>String nam=sc.nextLine();</text:p>
      <text:p text:style-name="Standard"><text:s text:c="40"/>System.out.println("Enter phone number");</text:p>
      <text:p text:style-name="Standard"><text:s text:c="40"/>long phon=Long.parseLong(sc.nextLine());</text:p>
      <text:p text:style-name="Standard"><text:s text:c="40"/>System.out.println("Enter email");</text:p>
      <text:p text:style-name="Standard"><text:s text:c="40"/>String email=sc.nextLine();</text:p>
      <text:p text:style-name="Standard"><text:s text:c="40"/>fam.get(n-1).updateRes(j, nam, phon, email);</text:p>
      <text:p text:style-name="Standard"><text:s text:c="36"/>}</text:p>
      <text:p text:style-name="Standard"><text:s text:c="36"/>break;</text:p>
      <text:p text:style-name="Standard"><text:s text:c="36"/>case 8:</text:p>
      <text:p text:style-name="Standard"><text:s text:c="36"/>System.out.println("Enter name");</text:p>
      <text:p text:style-name="Standard"><text:s text:c="36"/>String nam=sc.nextLine();</text:p>
      <text:p text:style-name="Standard"><text:s text:c="36"/>System.out.println("Enter phone number");</text:p>
      <text:p text:style-name="Standard"><text:s text:c="36"/>long phon=Long.parseLong(sc.nextLine());</text:p>
      <text:p text:style-name="Standard"><text:s text:c="36"/>System.out.println("Enter email");</text:p>
      <text:p text:style-name="Standard"><text:s text:c="36"/>String email=sc.nextLine();</text:p>
      <text:p text:style-name="Standard"><text:s text:c="36"/>fam.get(n-1).newResident(nam, phon, email);</text:p>
      <text:p text:style-name="Standard"><text:s text:c="36"/>break;</text:p>
      <text:p text:style-name="Standard"><text:s text:c="36"/>case 9:</text:p>
      <text:p text:style-name="Standard"><text:s text:c="36"/>fam.get(n-1).newRecord();</text:p>
      <text:p text:style-name="Standard"><text:s text:c="36"/>break;</text:p>
      <text:p text:style-name="Standard"><text:s text:c="32"/>}</text:p>
      <text:p text:style-name="Standard"><text:s text:c="28"/>}</text:p>
      <text:p text:style-name="Standard"><text:s text:c="24"/>}</text:p>
      <text:p text:style-name="Standard"><text:s text:c="20"/>}</text:p>
      <text:p text:style-name="Standard"><text:s text:c="20"/>System.out.println("Invalid login");</text:p>
      <text:p text:style-name="Standard"><text:s text:c="16"/>}</text:p>
      <text:p text:style-name="Standard"><text:s text:c="16"/>else</text:p>
      <text:p text:style-name="Standard"><text:s text:c="16"/>System.out.println("No such user");</text:p>
      <text:p text:style-name="Standard"><text:s text:c="12"/>}</text:p>
      <text:p text:style-name="Standard"><text:s text:c="12"/>else if ((s.trim()).equals("2"))</text:p>
      <text:p text:style-name="Standard"><text:s text:c="12"/>{</text:p>
      <text:p text:style-name="Standard"><text:s text:c="16"/>System.out.println("Enter address of house");</text:p>
      <text:p text:style-name="Standard"><text:s text:c="16"/>String a=sc.nextLine();</text:p>
      <text:p text:style-name="Standard"><text:s text:c="16"/>System.out.println("Enter password");</text:p>
      <text:p text:style-name="Standard"><text:s text:c="16"/>String p=sc.nextLine();</text:p>
      <text:p text:style-name="Standard"><text:s text:c="16"/>System.out.println("Enter number of residents");</text:p>
      <text:p text:style-name="Standard"><text:s text:c="16"/>int n=Integer.parseInt(sc.nextLine());</text:p>
      <text:p text:style-name="Standard"><text:s text:c="16"/>int i=1;</text:p>
      <text:p text:style-name="Standard"><text:s text:c="16"/>do</text:p>
      <text:p text:style-name="Standard"><text:soft-page-break/><text:s text:c="16"/>{</text:p>
      <text:p text:style-name="Standard"><text:s text:c="20"/>System.out.println("\nEnter name of resident");</text:p>
      <text:p text:style-name="Standard"><text:s text:c="20"/>String na=sc.nextLine();</text:p>
      <text:p text:style-name="Standard"><text:s text:c="20"/>System.out.println("Enter phone number");</text:p>
      <text:p text:style-name="Standard"><text:s text:c="20"/>long phn=Long.parseLong(sc.nextLine());</text:p>
      <text:p text:style-name="Standard"><text:s text:c="20"/>System.out.println("Enter email of resident");</text:p>
      <text:p text:style-name="Standard"><text:s text:c="20"/>String em=sc.nextLine();</text:p>
      <text:p text:style-name="Standard"><text:s text:c="20"/>if (i==1)</text:p>
      <text:p text:style-name="Standard"><text:s text:c="20"/>{</text:p>
      <text:p text:style-name="Standard"><text:s text:c="24"/>fam.add(new Family(a, na, em, p, phn));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fam.get(fam.size()-1).newResident(na,phn,em);</text:p>
      <text:p text:style-name="Standard"><text:s text:c="20"/>}</text:p>
      <text:p text:style-name="Standard"><text:s text:c="20"/>i++;</text:p>
      <text:p text:style-name="Standard"><text:s text:c="16"/>}while(i&lt;=n);</text:p>
      <text:p text:style-name="Standard"><text:s text:c="16"/>System.out.println("\n\nDetails of family are");</text:p>
      <text:p text:style-name="Standard"><text:s text:c="16"/>fam.get(fam.size()-1).print();</text:p>
      <text:p text:style-name="Standard"><text:s text:c="12"/>}</text:p>
      <text:p text:style-name="Standard"><text:s text:c="12"/>else if (s.trim().equals("3"))</text:p>
      <text:p text:style-name="Standard"><text:s text:c="12"/>{</text:p>
      <text:p text:style-name="Standard"><text:s text:c="16"/>System.out.println("Enter your employee ID");</text:p>
      <text:p text:style-name="Standard"><text:s text:c="16"/>int eid=Integer.parseInt(sc.nextLine());</text:p>
      <text:p text:style-name="Standard"><text:s text:c="16"/>if (eid==e1.getID())</text:p>
      <text:p text:style-name="Standard"><text:s text:c="16"/>{</text:p>
      <text:p text:style-name="Standard"><text:s text:c="20"/>System.out.println("Showing all user complaints...");</text:p>
      <text:p text:style-name="Standard"><text:s text:c="20"/>for (int i=0;i&lt;fam.size();i++)</text:p>
      <text:p text:style-name="Standard"><text:s text:c="20"/>{</text:p>
      <text:p text:style-name="Standard"><text:s text:c="24"/>System.out.println("For family number "+(i+1)+" complaints are");</text:p>
      <text:p text:style-name="Standard"><text:s text:c="24"/>for (int j=0;j&lt;fam.get(i).com.size();j++)</text:p>
      <text:p text:style-name="Standard"><text:s text:c="24"/>{</text:p>
      <text:p text:style-name="Standard"><text:s text:c="28"/>e1.viewComplaint(fam.get(i).com.get(j));</text:p>
      <text:p text:style-name="Standard"><text:s text:c="28"/>e1.updateComplaint(fam.get(i).com.get(j));</text:p>
      <text:p text:style-name="Standard"><text:s text:c="24"/>}</text:p>
      <text:p text:style-name="Standard"><text:s text:c="20"/>}</text:p>
      <text:p text:style-name="Standard"><text:s text:c="16"/>}</text:p>
      <text:p text:style-name="Standard"><text:s text:c="16"/>else</text:p>
      <text:p text:style-name="Standard"><text:s text:c="16"/>System.out.println("Invalid employee ID");</text:p>
      <text:p text:style-name="Standard"><text:s text:c="12"/>}</text:p>
      <text:p text:style-name="Standard"><text:s text:c="8"/>}</text:p>
      <text:p text:style-name="Standard">}</text:p>
      <text:p text:style-name="Standard">}</text:p>
      <text:p text:style-name="Standard"/>
      <text:p text:style-name="Standard">***********************<text:span text:style-name="T1">CLASS FAMILY***************</text:span></text:p>
      <text:p text:style-name="Standard">import java.util.*;</text:p>
      <text:p text:style-name="Standard">import java.io.*;</text:p>
      <text:p text:style-name="Standard">public class Family</text:p>
      <text:p text:style-name="Standard">{</text:p>
      <text:p text:style-name="Standard"><text:s text:c="4"/>private String address;</text:p>
      <text:p text:style-name="Standard"><text:s text:c="4"/>private int familyID;</text:p>
      <text:p text:style-name="Standard"><text:s text:c="4"/>private static int counter=1;</text:p>
      <text:p text:style-name="Standard"><text:soft-page-break/><text:s text:c="4"/>private static int day=0;</text:p>
      <text:p text:style-name="Standard"><text:s text:c="4"/>private static Records RecObj=new Records();</text:p>
      <text:p text:style-name="Standard"><text:s text:c="4"/>private ArrayList&lt;Resident&gt; res=new ArrayList&lt;Resident&gt;();</text:p>
      <text:p text:style-name="Standard"><text:s text:c="4"/>private String password;</text:p>
      <text:p text:style-name="Standard"><text:s text:c="4"/>private Bill b=new Bill();</text:p>
      <text:p text:style-name="Standard"><text:s text:c="4"/>ArrayList&lt;Complaint&gt; com=new ArrayList&lt;Complaint&gt;();</text:p>
      <text:p text:style-name="Standard"><text:s text:c="4"/>public Family(String a,String n,String em,String p,long phn)</text:p>
      <text:p text:style-name="Standard"><text:s text:c="4"/>{</text:p>
      <text:p text:style-name="Standard"><text:s text:c="8"/>address=a;</text:p>
      <text:p text:style-name="Standard"><text:s text:c="8"/>familyID=counter++;</text:p>
      <text:p text:style-name="Standard"><text:s text:c="8"/>password=p;</text:p>
      <text:p text:style-name="Standard"><text:s text:c="8"/>Resident obj=new Resident(n,phn,em);</text:p>
      <text:p text:style-name="Standard"><text:s text:c="8"/>res.add(obj);</text:p>
      <text:p text:style-name="Standard"><text:s text:c="8"/>for (int i=0;i&lt;30;i++)</text:p>
      <text:p text:style-name="Standard"><text:s text:c="8"/>passToRecord();</text:p>
      <text:p text:style-name="Standard"><text:s text:c="4"/>}</text:p>
      <text:p text:style-name="Standard"><text:s text:c="4"/>public void setAddress(String a)</text:p>
      <text:p text:style-name="Standard"><text:s text:c="4"/>{</text:p>
      <text:p text:style-name="Standard"><text:s text:c="8"/>address=a;</text:p>
      <text:p text:style-name="Standard"><text:s text:c="4"/>}</text:p>
      <text:p text:style-name="Standard"><text:s text:c="4"/>public String getAddress()</text:p>
      <text:p text:style-name="Standard"><text:s text:c="4"/>{</text:p>
      <text:p text:style-name="Standard"><text:s text:c="8"/>return address;</text:p>
      <text:p text:style-name="Standard"><text:s text:c="4"/>}</text:p>
      <text:p text:style-name="Standard"><text:s text:c="4"/>public void setFamilyID(int f)</text:p>
      <text:p text:style-name="Standard"><text:s text:c="4"/>{</text:p>
      <text:p text:style-name="Standard"><text:s text:c="8"/>familyID=f;</text:p>
      <text:p text:style-name="Standard"><text:s text:c="4"/>}</text:p>
      <text:p text:style-name="Standard"><text:s text:c="4"/>public int getFamilyID()</text:p>
      <text:p text:style-name="Standard"><text:s text:c="4"/>{</text:p>
      <text:p text:style-name="Standard"><text:s text:c="8"/>return familyID;</text:p>
      <text:p text:style-name="Standard"><text:s text:c="4"/>}</text:p>
      <text:p text:style-name="Standard"><text:s text:c="4"/>public String getPass()</text:p>
      <text:p text:style-name="Standard"><text:s text:c="4"/>{</text:p>
      <text:p text:style-name="Standard"><text:s text:c="8"/>return password;</text:p>
      <text:p text:style-name="Standard"><text:s text:c="4"/>}</text:p>
      <text:p text:style-name="Standard"><text:s text:c="4"/>public void print()</text:p>
      <text:p text:style-name="Standard"><text:s text:c="4"/>{</text:p>
      <text:p text:style-name="Standard"><text:s text:c="8"/>System.out.println("The family ID is "+familyID);</text:p>
      <text:p text:style-name="Standard"><text:s text:c="8"/>System.out.println("The address is "+address);</text:p>
      <text:p text:style-name="Standard"><text:s text:c="8"/>for (int i=0;i&lt;res.size();i++)</text:p>
      <text:p text:style-name="Standard"><text:s text:c="8"/>{</text:p>
      <text:p text:style-name="Standard"><text:s text:c="12"/>System.out.println("For resident "+(i+1));</text:p>
      <text:p text:style-name="Standard"><text:s text:c="12"/>System.out.println("Name is "+res.get(i).getName());</text:p>
      <text:p text:style-name="Standard"><text:s text:c="12"/>System.out.println("Phone number is "+res.get(i).getPhoneNo());</text:p>
      <text:p text:style-name="Standard"><text:s text:c="12"/>System.out.println("Email is "+res.get(i).getEmail());</text:p>
      <text:p text:style-name="Standard"><text:s text:c="8"/>}</text:p>
      <text:p text:style-name="Standard"><text:s text:c="4"/>}</text:p>
      <text:p text:style-name="Standard"><text:s text:c="4"/>public void newResident(String n,long phn,String em)</text:p>
      <text:p text:style-name="Standard"><text:s text:c="4"/>{</text:p>
      <text:p text:style-name="Standard"><text:s text:c="8"/>Resident obj=new Resident(n,phn,em);</text:p>
      <text:p text:style-name="Standard"><text:s text:c="8"/>res.add(obj);</text:p>
      <text:p text:style-name="Standard"><text:soft-page-break/><text:s text:c="4"/>}</text:p>
      <text:p text:style-name="Standard"><text:s text:c="4"/>public void seeRecord()</text:p>
      <text:p text:style-name="Standard"><text:s text:c="4"/>{</text:p>
      <text:p text:style-name="Standard"><text:s text:c="8"/>RecObj.printData(familyID);</text:p>
      <text:p text:style-name="Standard"><text:s text:c="4"/>}</text:p>
      <text:p text:style-name="Standard"><text:s text:c="4"/>public void passToRecord()</text:p>
      <text:p text:style-name="Standard"><text:s text:c="4"/>{</text:p>
      <text:p text:style-name="Standard"><text:s text:c="8"/>Random r=new Random();</text:p>
      <text:p text:style-name="Standard"><text:s text:c="8"/>RecObj.addData(familyID,day,(10+Math.abs(r.nextInt()%9)));</text:p>
      <text:p text:style-name="Standard"><text:s text:c="8"/>day=(day+1)%30;</text:p>
      <text:p text:style-name="Standard"><text:s text:c="4"/>}</text:p>
      <text:p text:style-name="Standard"><text:s text:c="4"/>public void complaintAdd(String s)</text:p>
      <text:p text:style-name="Standard"><text:s text:c="4"/>{</text:p>
      <text:p text:style-name="Standard"><text:s text:c="8"/>Complaint obj=new Complaint(s);</text:p>
      <text:p text:style-name="Standard"><text:s text:c="8"/>com.add(obj);</text:p>
      <text:p text:style-name="Standard"><text:s text:c="4"/>}</text:p>
      <text:p text:style-name="Standard"><text:s text:c="4"/>public void checkComplaint()</text:p>
      <text:p text:style-name="Standard"><text:s text:c="4"/>{</text:p>
      <text:p text:style-name="Standard"><text:s text:c="8"/>for (int i=0;i&lt;com.size();i++)</text:p>
      <text:p text:style-name="Standard"><text:s text:c="8"/>{</text:p>
      <text:p text:style-name="Standard"><text:s text:c="8"/><text:tab/>System.out.println("For complaint number "+(i+1));</text:p>
      <text:p text:style-name="Standard"><text:s text:c="8"/><text:tab/>com.get(i).print();</text:p>
      <text:p text:style-name="Standard"><text:s text:c="8"/>}</text:p>
      <text:p text:style-name="Standard"><text:s text:c="8"/>if (com.size()==0)</text:p>
      <text:p text:style-name="Standard"><text:s text:c="8"/><text:tab/>System.out.println("There are no complaints");</text:p>
      <text:p text:style-name="Standard"><text:s text:c="4"/>}</text:p>
      <text:p text:style-name="Standard"><text:s text:c="4"/>public void seeBill()</text:p>
      <text:p text:style-name="Standard"><text:s text:c="4"/>{</text:p>
      <text:p text:style-name="Standard"><text:s text:c="8"/>System.out.println("The bill is "+b.calculateBill(familyID));</text:p>
      <text:p text:style-name="Standard"><text:s text:c="4"/>}</text:p>
      <text:p text:style-name="Standard"><text:s text:c="4"/>public void payBill()</text:p>
      <text:p text:style-name="Standard"><text:s text:c="4"/>{</text:p>
      <text:p text:style-name="Standard"><text:s text:c="8"/>b.payBill(getFamilyID());</text:p>
      <text:p text:style-name="Standard"><text:s text:c="4"/>}</text:p>
      <text:p text:style-name="Standard"><text:s text:c="4"/>public int noOfResidents()</text:p>
      <text:p text:style-name="Standard"><text:s text:c="4"/>{</text:p>
      <text:p text:style-name="Standard"><text:s text:c="8"/>return res.size();</text:p>
      <text:p text:style-name="Standard"><text:s text:c="4"/>}</text:p>
      <text:p text:style-name="Standard"><text:s text:c="4"/>public String getResidentName(int i) {</text:p>
      <text:p text:style-name="Standard"><text:s text:c="8"/>return res.get(i).getName();</text:p>
      <text:p text:style-name="Standard"><text:s text:c="4"/>} </text:p>
      <text:p text:style-name="Standard"><text:s text:c="4"/>public void updateRes(int i,String n,long p,String e)</text:p>
      <text:p text:style-name="Standard"><text:s text:c="4"/>{</text:p>
      <text:p text:style-name="Standard"><text:s text:c="8"/>res.get(i).update(n, p, e);</text:p>
      <text:p text:style-name="Standard"><text:s text:c="4"/>}</text:p>
      <text:p text:style-name="Standard"><text:s text:c="4"/>public void newRecord()</text:p>
      <text:p text:style-name="Standard"><text:s text:c="4"/>{</text:p>
      <text:p text:style-name="Standard"><text:s text:c="4"/><text:tab/>for (int i=0;i&lt;30;i++)</text:p>
      <text:p text:style-name="Standard"><text:s text:c="4"/><text:tab/><text:tab/>passToRecord();</text:p>
      <text:p text:style-name="Standard"><text:s text:c="4"/><text:tab/>b.setPaid(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9:44:28.062042169</meta:creation-date>
    <dc:date>2019-10-01T09:51:35.111113064</dc:date>
    <meta:editing-duration>PT7M15S</meta:editing-duration>
    <meta:editing-cycles>1</meta:editing-cycles>
    <meta:document-statistic meta:table-count="0" meta:image-count="0" meta:object-count="0" meta:page-count="9" meta:paragraph-count="443" meta:word-count="1020" meta:character-count="14399" meta:non-whitespace-character-count="8853"/>
    <meta:generator>LibreOffice/6.0.7.3$Linux_X86_64 LibreOffice_project/00m0$Build-3</meta:generator>
  </office:meta>
</office:document-meta>
</file>